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Kohl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6, 1891</text:p>
      <text:p text:style-name="P5">Month<text:tab/><text:tab/><text:tab/><text:tab/><text:tab/><text:tab/>Octo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. Y. Oct 6[/ inserted by author]91/</text:p>
      <text:p text:style-name="P2">To Rev. Dr. Morais/</text:p>
      <text:p text:style-name="P2"><text:tab/>Dear Sir/</text:p>
      <text:p text:style-name="P2"><text:tab/><text:tab/>I trust you/ will pardon my liberty in/ Addressing you as an entire/ stranger but am a good/ friend of Mr Nieto's and/ knowing you to be a very/ good friend of Mr Nieto's/ I have taken the liberty/ </text:p>
      <text:p text:style-name="P2"><text:tab/>I would kindly/ ask wether[sic!] you could/ </text:p>
      <text:p text:style-name="P2"/>
      <text:p text:style-name="P2">[Page 2]</text:p>
      <text:p text:style-name="P2">give me any information/regarding Mr D. H. Nieto/ have heard from him up/ to last Friday and since/ then have written to him/ 4 letters all of which re-/main unanswered, knowing/ him to be more of a Gentle-/man, unless something/ has befallen him, I appeal/ to you in the name of humanity/ to inform me wether[sic!] he is/ well or not, is all I would/ like to know, as I am/ greatly worried about him/ his <text:soft-page-break/>Address is 421/ Catherine st Phila./ <text:s/>Would you kindly oblige/ </text:p>
      <text:p text:style-name="P2"/>
      <text:p text:style-name="P2">[Page 3]</text:p>
      <text:p text:style-name="P2">me by a speedy reply and/ releive[sic!] me of a great anxiety/ by so doing you will greatly/ oblige/ Yours Respectfully/ M. Kohler/ 106 E. 122<text:span text:style-name="T2">nd</text:span><text:span text:style-name="T3"> st/ N. Y. City/</text:span></text:p>
      <text:p text:style-name="P2"><text:span text:style-name="T3"/></text:p>
      <text:p text:style-name="P2"><text:span text:style-name="T3">Any communication will be/ treated strictly confidential/ by me. <text:s/>M. 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4:36:53.60</meta:creation-date>
    <meta:document-statistic meta:table-count="0" meta:image-count="0" meta:object-count="0" meta:page-count="3" meta:paragraph-count="71" meta:word-count="357" meta:character-count="2291"/>
    <dc:date>2011-11-28T14:43:08.17</dc:date>
    <dc:creator>Penn Libraries</dc:creator>
    <meta:editing-duration>PT00H06M14S</meta:editing-duration>
    <meta:editing-cycles>1</meta:editing-cycles>
    <meta:generator>OpenOffice.org/3.2$Win32 OpenOffice.org_project/320m12$Build-9483</meta:generator>
  </office:meta>
</office:document-meta>
</file>